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48500000230F7B5A23177655DF4.jpg" manifest:media-type="image/jpeg"/>
  <manifest:file-entry manifest:full-path="Pictures/100002010000004000000040B8229B5DB2BD0106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8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36cm" svg:height="0.806cm" svg:x="18.967cm" svg:y="18.899cm">
          <draw:text-box>
            <text:p><text:span text:style-name="T5">Plug to G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1" draw:text-style-name="P10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2" draw:text-style-name="P11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2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6" draw:text-style-name="P13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7" draw:text-style-name="P13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28" draw:text-style-name="P14" draw:layer="measurelines" svg:width="3.876cm" svg:height="0.526cm" svg:x="19.186cm" svg:y="20.251cm">
          <draw:text-box>
            <text:p><text:span text:style-name="T12">plug_to_gnd_post_extension</text:span></text:p>
          </draw:text-box>
        </draw:frame>
        <draw:frame draw:style-name="gr29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0" draw:text-style-name="P15" draw:layer="layout" svg:width="7.957cm" svg:height="0.645cm" svg:x="11.56cm" svg:y="10.455cm">
          <draw:text-box>
            <text:p><text:span text:style-name="T13">[EL-WR0124] – 16awg Green w/ yellow stripe</text:span></text:p>
          </draw:text-box>
        </draw:frame>
        <draw:frame draw:style-name="gr22" draw:text-style-name="P11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1" draw:text-style-name="P4" draw:layer="layout" svg:width="2.161cm" svg:height="0.607cm" svg:x="16.127cm" svg:y="19.013cm">
          <draw:text-box>
            <text:p><text:span text:style-name="T3">05/XX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6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F7B5A23177655DF4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09:20:59.921016376</dc:date>
    <meta:editing-duration>P18DT38M37S</meta:editing-duration>
    <meta:editing-cycles>266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8"/>
  </office:meta>
</office:document-meta>
</file>